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2f449" officeooo:paragraph-rsid="0012f449"/>
    </style:style>
    <style:style style:name="P2" style:family="paragraph" style:parent-style-name="Standard">
      <style:paragraph-properties fo:text-align="justify" style:justify-single-word="false"/>
      <style:text-properties officeooo:rsid="0012f449" officeooo:paragraph-rsid="00185242"/>
    </style:style>
    <style:style style:name="P3" style:family="paragraph" style:parent-style-name="Standard">
      <style:paragraph-properties fo:text-align="center" style:justify-single-word="false"/>
      <style:text-properties style:text-line-through-style="none" style:text-line-through-type="none" style:font-name="FreeSans" style:text-underline-style="solid" style:text-underline-width="auto" style:text-underline-color="font-color" fo:font-weight="bold" officeooo:rsid="0012f449" officeooo:paragraph-rsid="00185242" style:font-weight-asian="bold" style:font-weight-complex="bold"/>
    </style:style>
    <style:style style:name="P4" style:family="paragraph" style:parent-style-name="Standard">
      <style:paragraph-properties fo:text-align="justify" style:justify-single-word="false"/>
      <style:text-properties fo:font-weight="normal" officeooo:rsid="0012f449" officeooo:paragraph-rsid="001799e6" style:font-weight-asian="normal" style:font-weight-complex="normal"/>
    </style:style>
    <style:style style:name="P5" style:family="paragraph" style:parent-style-name="Standard">
      <style:paragraph-properties fo:text-align="justify" style:justify-single-word="false"/>
      <style:text-properties fo:font-weight="normal" officeooo:rsid="0012f449" officeooo:paragraph-rsid="0012f449" style:font-weight-asian="normal" style:font-weight-complex="normal"/>
    </style:style>
    <style:style style:name="P6" style:family="paragraph" style:parent-style-name="Standard">
      <style:paragraph-properties fo:text-align="justify" style:justify-single-word="false"/>
      <style:text-properties fo:font-weight="normal" officeooo:rsid="0012f449" officeooo:paragraph-rsid="00185242" style:font-weight-asian="normal" style:font-weight-complex="normal"/>
    </style:style>
    <style:style style:name="P7" style:family="paragraph" style:parent-style-name="Standard">
      <style:paragraph-properties fo:text-align="justify" style:justify-single-word="false"/>
      <style:text-properties fo:font-weight="normal" officeooo:rsid="001a6329" officeooo:paragraph-rsid="001a6329" style:font-weight-asian="normal" style:font-weight-complex="normal"/>
    </style:style>
    <style:style style:name="P8" style:family="paragraph" style:parent-style-name="Standard">
      <style:paragraph-properties fo:text-align="center" style:justify-single-word="false"/>
      <style:text-properties fo:font-weight="bold" officeooo:rsid="0012f449" officeooo:paragraph-rsid="0012f449"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a67d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Date: 1<text:span text:style-name="T2">2/07/2019</text:span></text:p>
      <text:p text:style-name="P1"/>
      <text:p text:style-name="P3">Work Experience Certificate</text:p>
      <text:p text:style-name="P1"/>
      <text:p text:style-name="P1"/>
      <text:p text:style-name="P8">To whomsoever it may concern,</text:p>
      <text:p text:style-name="P1"/>
      <text:p text:style-name="P1"/>
      <text:p text:style-name="P2">This is to State that Mr. Vatsal Pankaj Gala was working as Business Development Executive and Analyst with us since <text:span text:style-name="T1">May 2018 till June 2019. He worked as a full-time employee and completed all the tasks with utter sincerity and dedication.</text:span></text:p>
      <text:p text:style-name="P4">During his tenure, he has also worked on numerious projects and programs undertaken by our organization. He was responsible of ensuring efficient client relation and sourcing where he portrayed his work with professionalism, innovativeness and high performance in the execution of his duties.</text:p>
      <text:p text:style-name="P5">Overall, he is a cheerful personality and is able to work well by understanding all the details required by a particular project or task. We are certain that he will prove to be a valuable employee to any organisation.</text:p>
      <text:p text:style-name="P6">You can contact us if you have any further queries or details related to his employment. We would like to wish him all the best for his future.</text:p>
      <text:p text:style-name="P5"/>
      <text:p text:style-name="P5"/>
      <text:p text:style-name="P7">We hereby confi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03:35:59.308154921</meta:creation-date>
    <dc:date>2020-02-19T13:22:22.768697945</dc:date>
    <meta:editing-duration>PT12M6S</meta:editing-duration>
    <meta:editing-cycles>5</meta:editing-cycles>
    <meta:generator>LibreOffice/6.0.7.3$Linux_X86_64 LibreOffice_project/00m0$Build-3</meta:generator>
    <meta:document-statistic meta:table-count="0" meta:image-count="0" meta:object-count="0" meta:page-count="1" meta:paragraph-count="8" meta:word-count="164" meta:character-count="983" meta:non-whitespace-character-count="827"/>
  </office:meta>
</office:document-meta>
</file>